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.5cm" svg:x="5.617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617cm" svg:y="2.8cm">
          <text:p text:style-name="P2">5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562cm" svg:y1="2.509cm" svg:x2="6.462cm" svg:y2="2.809cm">
          <text:p/>
        </draw:line>
        <draw:line draw:style-name="gr4" draw:text-style-name="P3" draw:layer="layout" svg:x1="8.4cm" svg:y1="4.8cm" svg:x2="6.636cm" svg:y2="3.3cm">
          <text:p/>
        </draw:line>
        <draw:custom-shape draw:style-name="gr2" draw:text-style-name="P1" draw:layer="layout" svg:width="1cm" svg:height="1cm" svg:x="5.621cm" svg:y="4.8cm">
          <text:p text:style-name="P2">3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118cm" svg:y1="4.8cm" svg:x2="6.118cm" svg:y2="3.8cm">
          <text:p/>
        </draw:line>
        <draw:custom-shape draw:style-name="gr2" draw:text-style-name="P1" draw:layer="layout" svg:width="1cm" svg:height="1cm" svg:x="7.9cm" svg:y="4.8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4cm" svg:y="6.8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.4cm" svg:y="6.8cm">
          <text:p text:style-name="P2">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903cm" svg:y1="6.8cm" svg:x2="5.6cm" svg:y2="5.3cm">
          <text:p/>
        </draw:line>
        <draw:line draw:style-name="gr4" draw:text-style-name="P3" draw:layer="layout" svg:x1="9.919cm" svg:y1="6.8cm" svg:x2="8.919cm" svg:y2="5.3cm">
          <text:p/>
        </draw:line>
        <draw:custom-shape draw:style-name="gr2" draw:text-style-name="P1" draw:layer="layout" svg:width="1cm" svg:height="1cm" svg:x="6.9cm" svg:y="6.8cm">
          <text:p text:style-name="P2">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cm" svg:y1="6.8cm" svg:x2="6.621cm" svg:y2="5.3cm">
          <text:p/>
        </draw:line>
        <draw:line draw:style-name="gr4" draw:text-style-name="P3" draw:layer="layout" svg:x1="3.838cm" svg:y1="4.814cm" svg:x2="5.602cm" svg:y2="3.314cm">
          <text:p/>
        </draw:line>
        <draw:custom-shape draw:style-name="gr2" draw:text-style-name="P1" draw:layer="layout" svg:width="1cm" svg:height="1cm" svg:x="3.363cm" svg:y="4.8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.7cm" svg:y="6.8cm">
          <text:p text:style-name="P2">7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187cm" svg:y1="6.814cm" svg:x2="3.363cm" svg:y2="5.241cm">
          <text:p/>
        </draw:line>
        <draw:custom-shape draw:style-name="gr2" draw:text-style-name="P1" draw:layer="layout" svg:width="1cm" svg:height="1cm" svg:x="5.2cm" svg:y="8.9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4cm" svg:y="8.9cm">
          <text:p text:style-name="P2">6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9cm" svg:y1="8.9cm" svg:x2="4.771cm" svg:y2="7.8cm">
          <text:p/>
        </draw:line>
        <draw:line draw:style-name="gr4" draw:text-style-name="P3" draw:layer="layout" svg:x1="5.713cm" svg:y1="8.9cm" svg:x2="4.9cm" svg:y2="7.8cm">
          <text:p/>
        </draw:line>
        <draw:custom-shape draw:style-name="gr2" draw:text-style-name="P1" draw:layer="layout" svg:width="1cm" svg:height="1cm" svg:x="4.2cm" svg:y="11.01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.4cm" svg:y="11.014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9cm" svg:y1="11.014cm" svg:x2="3.779cm" svg:y2="9.914cm">
          <text:p/>
        </draw:line>
        <draw:line draw:style-name="gr4" draw:text-style-name="P3" draw:layer="layout" svg:x1="4.713cm" svg:y1="11.014cm" svg:x2="3.9cm" svg:y2="9.914cm">
          <text:p/>
        </draw:line>
        <draw:frame draw:style-name="gr6" draw:text-style-name="P4" draw:layer="layout" svg:width="2.509cm" svg:height="0.962cm" svg:x="8.3cm" svg:y="9.838cm">
          <draw:text-box>
            <text:p>Find(6)</text:p>
          </draw:text-box>
        </draw:frame>
        <draw:custom-shape draw:style-name="gr7" draw:text-style-name="P1" draw:layer="layout" svg:width="1cm" svg:height="1.5cm" svg:x="18.71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8.718cm" svg:y="2.8cm">
          <text:p text:style-name="P2">5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663cm" svg:y1="2.509cm" svg:x2="19.563cm" svg:y2="2.809cm">
          <text:p/>
        </draw:line>
        <draw:line draw:style-name="gr4" draw:text-style-name="P3" draw:layer="layout" svg:x1="21.501cm" svg:y1="4.8cm" svg:x2="19.737cm" svg:y2="3.3cm">
          <text:p/>
        </draw:line>
        <draw:custom-shape draw:style-name="gr2" draw:text-style-name="P1" draw:layer="layout" svg:width="1cm" svg:height="1cm" svg:x="18.722cm" svg:y="4.8cm">
          <text:p text:style-name="P2">3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9.219cm" svg:y1="4.8cm" svg:x2="19.219cm" svg:y2="3.8cm">
          <text:p/>
        </draw:line>
        <draw:custom-shape draw:style-name="gr2" draw:text-style-name="P1" draw:layer="layout" svg:width="1cm" svg:height="1cm" svg:x="21.001cm" svg:y="4.8cm">
          <text:p text:style-name="P2">9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939cm" svg:y1="4.814cm" svg:x2="18.703cm" svg:y2="3.314cm">
          <text:p/>
        </draw:line>
        <draw:custom-shape draw:style-name="gr2" draw:text-style-name="P1" draw:layer="layout" svg:width="1cm" svg:height="1cm" svg:x="16.464cm" svg:y="4.8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.764cm" svg:y="4.8cm">
          <text:p text:style-name="P2">6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302cm" svg:y1="4.8cm" svg:x2="18.718cm" svg:y2="3cm">
          <text:p/>
        </draw:line>
        <draw:custom-shape draw:style-name="gr2" draw:text-style-name="P1" draw:layer="layout" svg:width="1cm" svg:height="1cm" svg:x="14.6cm" svg:y="6.9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.8cm" svg:y="6.9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3cm" svg:y1="6.9cm" svg:x2="14.179cm" svg:y2="5.8cm">
          <text:p/>
        </draw:line>
        <draw:line draw:style-name="gr4" draw:text-style-name="P3" draw:layer="layout" svg:x1="15.113cm" svg:y1="6.9cm" svg:x2="14.3cm" svg:y2="5.8cm">
          <text:p/>
        </draw:line>
        <draw:custom-shape draw:style-name="gr2" draw:text-style-name="P1" draw:layer="layout" svg:width="1cm" svg:height="1cm" svg:x="16.474cm" svg:y="6.9cm">
          <text:p text:style-name="P2">7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.948cm" svg:y1="6.9cm" svg:x2="16.967cm" svg:y2="5.814cm">
          <text:p/>
        </draw:line>
        <draw:custom-shape draw:style-name="gr2" draw:text-style-name="P1" draw:layer="layout" svg:width="1cm" svg:height="1cm" svg:x="23.364cm" svg:y="4.8cm">
          <text:p text:style-name="P2">1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916cm" svg:y1="4.8cm" svg:x2="19.718cm" svg:y2="3cm">
          <text:p/>
        </draw:line>
        <draw:custom-shape draw:style-name="gr2" draw:text-style-name="P1" draw:layer="layout" svg:width="1cm" svg:height="1cm" svg:x="18.726cm" svg:y="6.914cm">
          <text:p text:style-name="P2">2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9.2cm" svg:y1="6.914cm" svg:x2="19.219cm" svg:y2="5.828cm">
          <text:p/>
        </draw:line>
        <draw:custom-shape draw:style-name="gr2" draw:text-style-name="P1" draw:layer="layout" svg:width="1cm" svg:height="1cm" svg:x="21.012cm" svg:y="6.915cm">
          <text:p text:style-name="P2">4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1.486cm" svg:y1="6.915cm" svg:x2="21.505cm" svg:y2="5.829cm">
          <text:p/>
        </draw:line>
        <draw:custom-shape draw:style-name="gr2" draw:text-style-name="P1" draw:layer="layout" svg:width="1cm" svg:height="1cm" svg:x="23.364cm" svg:y="6.929cm">
          <text:p text:style-name="P2">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3.838cm" svg:y1="6.929cm" svg:x2="23.857cm" svg:y2="5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3T11:54:25.861000000</meta:creation-date>
    <dc:date>2021-12-27T14:09:25.368000000</dc:date>
    <meta:editing-duration>PT42M39S</meta:editing-duration>
    <meta:editing-cycles>33</meta:editing-cycles>
    <meta:generator>LibreOffice/5.4.3.2$Windows_X86_64 LibreOffice_project/92a7159f7e4af62137622921e809f8546db437e5</meta:generator>
    <meta:document-statistic meta:object-count="51"/>
  </office:meta>
</office:document-meta>
</file>